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5.667cm" style:rel-column-width="21845*"/>
    </style:style>
    <style:style style:name="Tau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1.C1" style:family="table-cell">
      <style:table-cell-properties fo:background-color="#c0c0c0"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none" fo:border-top="none" fo:border-bottom="0.05pt solid #000000"/>
    </style:style>
    <style:style style:name="Taula1.B6" style:family="table-cell">
      <style:table-cell-properties fo:padding="0.097cm" fo:border-left="0.05pt solid #000000" fo:border-right="none" fo:border-top="none" fo:border-bottom="0.05pt solid #000000"/>
    </style:style>
    <style:style style:name="Taula1.C6" style:family="table-cell">
      <style:table-cell-properties fo:padding="0.097cm" fo:border-left="0.05pt solid #000000" fo:border-right="0.05pt solid #000000" fo:border-top="none" fo:border-bottom="0.05pt solid #000000"/>
    </style:style>
    <style:style style:name="Taula1.A7" style:family="table-cell">
      <style:table-cell-properties fo:padding="0.097cm" fo:border-left="0.05pt solid #000000" fo:border-right="none" fo:border-top="none" fo:border-bottom="0.05pt solid #000000"/>
    </style:style>
    <style:style style:name="Taula1.B7" style:family="table-cell">
      <style:table-cell-properties fo:padding="0.097cm" fo:border-left="0.05pt solid #000000" fo:border-right="none" fo:border-top="none" fo:border-bottom="0.05pt solid #000000"/>
    </style:style>
    <style:style style:name="Taula1.C7" style:family="table-cell">
      <style:table-cell-properties fo:padding="0.097cm" fo:border-left="0.05pt solid #000000" fo:border-right="0.05pt solid #000000" fo:border-top="none" fo:border-bottom="0.05pt solid #000000"/>
    </style:style>
    <style:style style:name="Taula1.A8" style:family="table-cell">
      <style:table-cell-properties fo:padding="0.097cm" fo:border-left="0.05pt solid #000000" fo:border-right="none" fo:border-top="none" fo:border-bottom="0.05pt solid #000000"/>
    </style:style>
    <style:style style:name="Taula1.B8" style:family="table-cell">
      <style:table-cell-properties fo:padding="0.097cm" fo:border-left="0.05pt solid #000000" fo:border-right="none" fo:border-top="none" fo:border-bottom="0.05pt solid #000000"/>
    </style:style>
    <style:style style:name="Taula1.C8" style:family="table-cell">
      <style:table-cell-properties fo:padding="0.097cm" fo:border-left="0.05pt solid #000000" fo:border-right="0.05pt solid #000000" fo:border-top="none" fo:border-bottom="0.05pt solid #000000"/>
    </style:style>
    <style:style style:name="Taula1.A9" style:family="table-cell">
      <style:table-cell-properties fo:padding="0.097cm" fo:border-left="0.05pt solid #000000" fo:border-right="none" fo:border-top="none" fo:border-bottom="0.05pt solid #000000"/>
    </style:style>
    <style:style style:name="Taula1.B9" style:family="table-cell">
      <style:table-cell-properties fo:padding="0.097cm" fo:border-left="0.05pt solid #000000" fo:border-right="none" fo:border-top="none" fo:border-bottom="0.05pt solid #000000"/>
    </style:style>
    <style:style style:name="Taula1.C9"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2.C1" style:family="table-cell">
      <style:table-cell-properties fo:background-color="#c0c0c0" fo:padding="0.097cm" fo:border="0.05pt solid #000000">
        <style:background-image/>
      </style:table-cell-properties>
    </style:style>
    <style:style style:name="Taula2.A2" style:family="table-cell">
      <style:table-cell-properties fo:background-color="#cccccc" fo:padding="0.097cm" fo:border-left="0.05pt solid #000000" fo:border-right="none" fo:border-top="none" fo:border-bottom="0.05pt solid #000000">
        <style:background-image/>
      </style:table-cell-properties>
    </style:style>
    <style:style style:name="Tau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ula2.A4" style:family="table-cell">
      <style:table-cell-properties fo:background-color="transparent" fo:padding="0.097cm" fo:border-left="0.05pt solid #000000" fo:border-right="none" fo:border-top="none" fo:border-bottom="0.05pt solid #000000">
        <style:background-image/>
      </style:table-cell-properties>
    </style:style>
    <style:style style:name="Taula2.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5" style:family="table-cell">
      <style:table-cell-properties fo:padding="0.097cm" fo:border-left="0.05pt solid #000000" fo:border-right="none" fo:border-top="none" fo:border-bottom="0.05pt solid #000000"/>
    </style:style>
    <style:style style:name="Taula2.B5" style:family="table-cell">
      <style:table-cell-properties fo:padding="0.097cm" fo:border-left="0.05pt solid #000000" fo:border-right="none" fo:border-top="none" fo:border-bottom="0.05pt solid #000000"/>
    </style:style>
    <style:style style:name="Taula2.C5"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none" fo:border-top="none" fo:border-bottom="0.05pt solid #000000"/>
    </style:style>
    <style:style style:name="Taula2.B6" style:family="table-cell">
      <style:table-cell-properties fo:padding="0.097cm" fo:border-left="0.05pt solid #000000" fo:border-right="none" fo:border-top="none" fo:border-bottom="0.05pt solid #000000"/>
    </style:style>
    <style:style style:name="Taula2.C6" style:family="table-cell">
      <style:table-cell-properties fo:padding="0.097cm" fo:border-left="0.05pt solid #000000" fo:border-right="0.05pt solid #000000" fo:border-top="none" fo:border-bottom="0.05pt solid #000000"/>
    </style:style>
    <style:style style:name="Taula2.A7" style:family="table-cell">
      <style:table-cell-properties fo:padding="0.097cm" fo:border-left="0.05pt solid #000000" fo:border-right="none" fo:border-top="none" fo:border-bottom="0.05pt solid #000000"/>
    </style:style>
    <style:style style:name="Taula2.B7" style:family="table-cell">
      <style:table-cell-properties fo:padding="0.097cm" fo:border-left="0.05pt solid #000000" fo:border-right="none" fo:border-top="none" fo:border-bottom="0.05pt solid #000000"/>
    </style:style>
    <style:style style:name="Taula2.C7" style:family="table-cell">
      <style:table-cell-properties fo:padding="0.097cm" fo:border-left="0.05pt solid #000000" fo:border-right="0.05pt solid #000000" fo:border-top="none" fo:border-bottom="0.05pt solid #000000"/>
    </style:style>
    <style:style style:name="Taula2.A8" style:family="table-cell">
      <style:table-cell-properties fo:padding="0.097cm" fo:border-left="0.05pt solid #000000" fo:border-right="none" fo:border-top="none" fo:border-bottom="0.05pt solid #000000"/>
    </style:style>
    <style:style style:name="Taula2.B8" style:family="table-cell">
      <style:table-cell-properties fo:padding="0.097cm" fo:border-left="0.05pt solid #000000" fo:border-right="none" fo:border-top="none" fo:border-bottom="0.05pt solid #000000"/>
    </style:style>
    <style:style style:name="Taula2.C8" style:family="table-cell">
      <style:table-cell-properties fo:padding="0.097cm" fo:border-left="0.05pt solid #000000" fo:border-right="0.05pt solid #000000" fo:border-top="none" fo:border-bottom="0.05pt solid #000000"/>
    </style:style>
    <style:style style:name="Taula2.A9" style:family="table-cell">
      <style:table-cell-properties fo:padding="0.097cm" fo:border-left="0.05pt solid #000000" fo:border-right="none" fo:border-top="none" fo:border-bottom="0.05pt solid #000000"/>
    </style:style>
    <style:style style:name="Taula2.B9" style:family="table-cell">
      <style:table-cell-properties fo:padding="0.097cm" fo:border-left="0.05pt solid #000000" fo:border-right="none" fo:border-top="none" fo:border-bottom="0.05pt solid #000000"/>
    </style:style>
    <style:style style:name="Taula2.C9" style:family="table-cell">
      <style:table-cell-properties fo:padding="0.097cm" fo:border-left="0.05pt solid #000000" fo:border-right="0.05pt solid #000000" fo:border-top="none" fo:border-bottom="0.05pt solid #000000"/>
    </style:style>
    <style:style style:name="Taula2.A10" style:family="table-cell">
      <style:table-cell-properties fo:padding="0.097cm" fo:border-left="0.05pt solid #000000" fo:border-right="none" fo:border-top="none" fo:border-bottom="0.05pt solid #000000"/>
    </style:style>
    <style:style style:name="Taula2.B10" style:family="table-cell">
      <style:table-cell-properties fo:padding="0.097cm" fo:border-left="0.05pt solid #000000" fo:border-right="none" fo:border-top="none" fo:border-bottom="0.05pt solid #000000"/>
    </style:style>
    <style:style style:name="Taula2.C10" style:family="table-cell">
      <style:table-cell-properties fo:padding="0.097cm" fo:border-left="0.05pt solid #000000" fo:border-right="0.05pt solid #000000" fo:border-top="none" fo:border-bottom="0.05pt solid #000000"/>
    </style:style>
    <style:style style:name="Taula2.A11" style:family="table-cell">
      <style:table-cell-properties fo:padding="0.097cm" fo:border-left="0.05pt solid #000000" fo:border-right="none" fo:border-top="none" fo:border-bottom="0.05pt solid #000000"/>
    </style:style>
    <style:style style:name="Taula2.B11" style:family="table-cell">
      <style:table-cell-properties fo:padding="0.097cm" fo:border-left="0.05pt solid #000000" fo:border-right="none" fo:border-top="none" fo:border-bottom="0.05pt solid #000000"/>
    </style:style>
    <style:style style:name="Taula2.C11" style:family="table-cell">
      <style:table-cell-properties fo:padding="0.097cm" fo:border-left="0.05pt solid #000000" fo:border-right="0.05pt solid #000000" fo:border-top="none" fo:border-bottom="0.05pt solid #000000"/>
    </style:style>
    <style:style style:name="Taula2.A12" style:family="table-cell">
      <style:table-cell-properties fo:padding="0.097cm" fo:border-left="0.05pt solid #000000" fo:border-right="none" fo:border-top="none" fo:border-bottom="0.05pt solid #000000"/>
    </style:style>
    <style:style style:name="Taula2.B12" style:family="table-cell">
      <style:table-cell-properties fo:padding="0.097cm" fo:border-left="0.05pt solid #000000" fo:border-right="none" fo:border-top="none" fo:border-bottom="0.05pt solid #000000"/>
    </style:style>
    <style:style style:name="Taula2.C12" style:family="table-cell">
      <style:table-cell-properties fo:padding="0.097cm" fo:border-left="0.05pt solid #000000" fo:border-right="0.05pt solid #000000" fo:border-top="none" fo:border-bottom="0.05pt solid #000000"/>
    </style:style>
    <style:style style:name="Taula2.A13" style:family="table-cell">
      <style:table-cell-properties fo:padding="0.097cm" fo:border-left="0.05pt solid #000000" fo:border-right="none" fo:border-top="none" fo:border-bottom="0.05pt solid #000000"/>
    </style:style>
    <style:style style:name="Taula2.B13" style:family="table-cell">
      <style:table-cell-properties fo:padding="0.097cm" fo:border-left="0.05pt solid #000000" fo:border-right="none" fo:border-top="none" fo:border-bottom="0.05pt solid #000000"/>
    </style:style>
    <style:style style:name="Taula2.C13" style:family="table-cell">
      <style:table-cell-properties fo:padding="0.097cm" fo:border-left="0.05pt solid #000000" fo:border-right="0.05pt solid #000000" fo:border-top="none" fo:border-bottom="0.05pt solid #000000"/>
    </style:style>
    <style:style style:name="Taula3" style:family="table">
      <style:table-properties style:width="17cm" table:align="margins"/>
    </style:style>
    <style:style style:name="Taula3.A" style:family="table-column">
      <style:table-column-properties style:column-width="5.666cm" style:rel-column-width="21840*"/>
    </style:style>
    <style:style style:name="Taula3.B" style:family="table-column">
      <style:table-column-properties style:column-width="5.667cm" style:rel-column-width="21847*"/>
    </style:style>
    <style:style style:name="Taula3.C" style:family="table-column">
      <style:table-column-properties style:column-width="5.667cm" style:rel-column-width="21848*"/>
    </style:style>
    <style:style style:name="Taula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3.C1" style:family="table-cell">
      <style:table-cell-properties fo:background-color="#c0c0c0" fo:padding="0.097cm" fo:border="0.05pt solid #000000">
        <style:background-image/>
      </style:table-cell-properties>
    </style:style>
    <style:style style:name="Taula3.A2" style:family="table-cell">
      <style:table-cell-properties fo:background-color="#cccccc" fo:padding="0.097cm" fo:border-left="0.05pt solid #000000" fo:border-right="none" fo:border-top="none" fo:border-bottom="0.05pt solid #000000">
        <style:background-image/>
      </style:table-cell-properties>
    </style:style>
    <style:style style:name="Taula3.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ula3.A4" style:family="table-cell">
      <style:table-cell-properties fo:background-color="transparent" fo:padding="0.097cm" fo:border-left="0.05pt solid #000000" fo:border-right="none" fo:border-top="none" fo:border-bottom="0.05pt solid #000000">
        <style:background-image/>
      </style:table-cell-properties>
    </style:style>
    <style:style style:name="Taula3.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7" style:family="table-cell">
      <style:table-cell-properties fo:padding="0.097cm" fo:border-left="0.05pt solid #000000" fo:border-right="none" fo:border-top="none" fo:border-bottom="0.05pt solid #000000"/>
    </style:style>
    <style:style style:name="Taula3.B7" style:family="table-cell">
      <style:table-cell-properties fo:padding="0.097cm" fo:border-left="0.05pt solid #000000" fo:border-right="none" fo:border-top="none" fo:border-bottom="0.05pt solid #000000"/>
    </style:style>
    <style:style style:name="Taula3.C7" style:family="table-cell">
      <style:table-cell-properties fo:padding="0.097cm" fo:border-left="0.05pt solid #000000" fo:border-right="0.05pt solid #000000" fo:border-top="none" fo:border-bottom="0.05pt solid #000000"/>
    </style:style>
    <style:style style:name="Taula3.A8" style:family="table-cell">
      <style:table-cell-properties fo:padding="0.097cm" fo:border-left="0.05pt solid #000000" fo:border-right="none" fo:border-top="none" fo:border-bottom="0.05pt solid #000000"/>
    </style:style>
    <style:style style:name="Taula3.B8" style:family="table-cell">
      <style:table-cell-properties fo:padding="0.097cm" fo:border-left="0.05pt solid #000000" fo:border-right="none" fo:border-top="none" fo:border-bottom="0.05pt solid #000000"/>
    </style:style>
    <style:style style:name="Taula3.C8" style:family="table-cell">
      <style:table-cell-properties fo:padding="0.097cm" fo:border-left="0.05pt solid #000000" fo:border-right="0.05pt solid #000000" fo:border-top="none" fo:border-bottom="0.05pt solid #000000"/>
    </style:style>
    <style:style style:name="Taula3.A9" style:family="table-cell">
      <style:table-cell-properties fo:padding="0.097cm" fo:border-left="0.05pt solid #000000" fo:border-right="none" fo:border-top="none" fo:border-bottom="0.05pt solid #000000"/>
    </style:style>
    <style:style style:name="Taula3.B9" style:family="table-cell">
      <style:table-cell-properties fo:padding="0.097cm" fo:border-left="0.05pt solid #000000" fo:border-right="none" fo:border-top="none" fo:border-bottom="0.05pt solid #000000"/>
    </style:style>
    <style:style style:name="Taula3.C9" style:family="table-cell">
      <style:table-cell-properties fo:padding="0.097cm" fo:border-left="0.05pt solid #000000" fo:border-right="0.05pt solid #000000" fo:border-top="none" fo:border-bottom="0.05pt solid #000000"/>
    </style:style>
    <style:style style:name="Taula3.A10" style:family="table-cell">
      <style:table-cell-properties fo:padding="0.097cm" fo:border-left="0.05pt solid #000000" fo:border-right="none" fo:border-top="none" fo:border-bottom="0.05pt solid #000000"/>
    </style:style>
    <style:style style:name="Taula3.B10" style:family="table-cell">
      <style:table-cell-properties fo:padding="0.097cm" fo:border-left="0.05pt solid #000000" fo:border-right="none" fo:border-top="none" fo:border-bottom="0.05pt solid #000000"/>
    </style:style>
    <style:style style:name="Taula3.C10" style:family="table-cell">
      <style:table-cell-properties fo:padding="0.097cm" fo:border-left="0.05pt solid #000000" fo:border-right="0.05pt solid #000000" fo:border-top="none" fo:border-bottom="0.05pt solid #000000"/>
    </style:style>
    <style:style style:name="Taula3.A11" style:family="table-cell">
      <style:table-cell-properties fo:padding="0.097cm" fo:border-left="0.05pt solid #000000" fo:border-right="none" fo:border-top="none" fo:border-bottom="0.05pt solid #000000"/>
    </style:style>
    <style:style style:name="Taula3.B11" style:family="table-cell">
      <style:table-cell-properties fo:padding="0.097cm" fo:border-left="0.05pt solid #000000" fo:border-right="none" fo:border-top="none" fo:border-bottom="0.05pt solid #000000"/>
    </style:style>
    <style:style style:name="Taula3.C11" style:family="table-cell">
      <style:table-cell-properties fo:padding="0.097cm" fo:border-left="0.05pt solid #000000" fo:border-right="0.05pt solid #000000" fo:border-top="none" fo:border-bottom="0.05pt solid #000000"/>
    </style:style>
    <style:style style:name="Taula3.A12" style:family="table-cell">
      <style:table-cell-properties fo:padding="0.097cm" fo:border-left="0.05pt solid #000000" fo:border-right="none" fo:border-top="none" fo:border-bottom="0.05pt solid #000000"/>
    </style:style>
    <style:style style:name="Taula3.B12" style:family="table-cell">
      <style:table-cell-properties fo:padding="0.097cm" fo:border-left="0.05pt solid #000000" fo:border-right="none" fo:border-top="none" fo:border-bottom="0.05pt solid #000000"/>
    </style:style>
    <style:style style:name="Taula3.C12" style:family="table-cell">
      <style:table-cell-properties fo:padding="0.097cm" fo:border-left="0.05pt solid #000000" fo:border-right="0.05pt solid #000000" fo:border-top="none" fo:border-bottom="0.05pt solid #000000"/>
    </style:style>
    <style:style style:name="Taula3.A13" style:family="table-cell">
      <style:table-cell-properties fo:padding="0.097cm" fo:border-left="0.05pt solid #000000" fo:border-right="none" fo:border-top="none" fo:border-bottom="0.05pt solid #000000"/>
    </style:style>
    <style:style style:name="Taula3.B13" style:family="table-cell">
      <style:table-cell-properties fo:padding="0.097cm" fo:border-left="0.05pt solid #000000" fo:border-right="none" fo:border-top="none" fo:border-bottom="0.05pt solid #000000"/>
    </style:style>
    <style:style style:name="Taula3.C13"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style="normal" style:font-style-asian="normal" style:font-style-complex="normal"/>
    </style:style>
    <style:style style:name="P3" style:family="paragraph" style:parent-style-name="Text_20_body">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Heading">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Table_20_Contents">
      <style:text-properties fo:language="en" fo:country="US"/>
    </style:style>
    <style:style style:name="P6" style:family="paragraph" style:parent-style-name="Table_20_Contents">
      <style:paragraph-properties fo:text-align="center" style:justify-single-word="false"/>
      <style:text-properties fo:language="en" fo:country="US" fo:font-weight="bold" style:font-weight-asian="bold" style:font-weight-complex="bold"/>
    </style:style>
    <style:style style:name="P7" style:family="paragraph" style:parent-style-name="Standard">
      <style:text-properties fo:language="en" fo:country="US"/>
    </style:style>
    <style:style style:name="P8" style:family="paragraph" style:parent-style-name="Codi">
      <style:text-properties fo:language="en" fo:country="US"/>
    </style:style>
    <style:style style:name="P9" style:family="paragraph" style:parent-style-name="Text_20_body" style:list-style-name="L1">
      <style:text-properties fo:language="en" fo:country="US"/>
    </style:style>
    <style:style style:name="P10" style:family="paragraph" style:parent-style-name="Text_20_body" style:list-style-name="L2">
      <style:text-properties fo:language="en" fo:country="US"/>
    </style:style>
    <style:style style:name="P11" style:family="paragraph" style:parent-style-name="Text_20_body" style:list-style-name="L3">
      <style:text-properties fo:language="en" fo:country="US"/>
    </style:style>
    <style:style style:name="P12" style:family="paragraph" style:parent-style-name="Text_20_body" style:list-style-name="L4">
      <style:text-properties fo:language="en" fo:country="US"/>
    </style:style>
    <style:style style:name="P13" style:family="paragraph" style:parent-style-name="Heading_20_1">
      <style:text-properties fo:language="en" fo:country="US"/>
    </style:style>
    <style:style style:name="P14" style:family="paragraph" style:parent-style-name="Heading_20_2">
      <style:text-properties fo:language="en" fo:country="US"/>
    </style:style>
    <style:style style:name="P15" style:family="paragraph" style:parent-style-name="Heading_20_3">
      <style:text-properties fo:language="en" fo:country="US"/>
    </style:style>
    <style:style style:name="P16" style:family="paragraph" style:parent-style-name="Heading_20_3">
      <style:text-properties fo:language="en" fo:country="U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XX Calling standard</text:p>
      <text:p text:style-name="P3"/>
      <text:p text:style-name="P1">This text documents the stack frame formats for the different types of call/transfer of control supported and managed by MUXX.</text:p>
      <text:h text:style-name="P13" text:outline-level="1">General principles</text:h>
      <text:list xml:id="list12488135081" text:style-name="L1">
        <text:list-item>
          <text:p text:style-name="P9">The hardware stack (pointed by the R6/SP register) will be used to hold saved registers and temporary local variables, as well as for transfer parameters to the called subroutine.</text:p>
        </text:list-item>
        <text:list-item>
          <text:p text:style-name="P9">The R5 register will be used as a frame pointer.</text:p>
        </text:list-item>
        <text:list-item>
          <text:p text:style-name="P9">The R0 register will be used to return a WORD value. The combination of R0-R1 will be used to return a LONGWORD value.</text:p>
        </text:list-item>
        <text:list-item>
          <text:p text:style-name="P9">R0 and R1 can be clobbered by a called subroutine.</text:p>
        </text:list-item>
        <text:list-item>
          <text:p text:style-name="P9">The calling program will remove the parameters from the stack.</text:p>
        </text:list-item>
        <text:list-item>
          <text:p text:style-name="P9">The calleee will remove any local variables and saved registers from the stack.</text:p>
        </text:list-item>
      </text:list>
      <text:h text:style-name="P13" text:outline-level="1">Types of control transfer</text:h>
      <text:list xml:id="list1431419163" text:style-name="L2">
        <text:list-item>
          <text:p text:style-name="P10">Subroutine call (JSR)</text:p>
        </text:list-item>
        <text:list-item>
          <text:p text:style-name="P10">Synchronous trap (TRAP xx, syscall)</text:p>
        </text:list-item>
        <text:list-item>
          <text:p text:style-name="P10">Asynchronous trap (traps generated because of error conditions, or asynchronous traps generated by the operating system itself).</text:p>
        </text:list-item>
        <text:list-item>
          <text:p text:style-name="P10">Interrupts (generated by hardware)</text:p>
        </text:list-item>
      </text:list>
      <text:h text:style-name="P14" text:outline-level="2">Subroutine calls</text:h>
      <text:p text:style-name="P1">A subroutine call is done my means of the execution of a JSR PC,XXX instruction. The processor saves the next instruction address (the one to execute after the subroutine return) into the R6 stack and transfers control to the destination address. So at entry of the called subroutine the SP points to an empty stack cell, and at 2(SP) we can find the return address.</text:p>
      <text:p text:style-name="P1">The GCC compiler ABI specifies that the R0 and R1 registers can be clobbered by the called subroutine, so we don't need to save those ones. R2, R3 and R3 must be preserved thru the call, so we must save them if we are going to use those in the subroutine.</text:p>
      <text:p text:style-name="P1">The called subroutine will do the following just at entry:</text:p>
      <text:list xml:id="list752093349" text:style-name="L3">
        <text:list-item>
          <text:p text:style-name="P11">Push the current frame pointer (R5) into the stack.</text:p>
        </text:list-item>
        <text:list-item>
          <text:p text:style-name="P11">Get the current value of the stack into R5.</text:p>
        </text:list-item>
        <text:list-item>
          <text:p text:style-name="P11">Allocate any needed local variable space by subtracting from SP.</text:p>
        </text:list-item>
        <text:list-item>
          <text:p text:style-name="P11">Push the GPRs used in the subroutine (R2..R4 only).</text:p>
        </text:list-item>
        <text:list-item>
          <text:p text:style-name="P11">Push the current FP in to the stack to make it easier to clean it up at return.</text:p>
        </text:list-item>
      </text:list>
      <text:p text:style-name="P1"><text:s/>After these actions, the stack frame will have the next content:</text:p>
      <table:table table:name="Taula1" table:style-name="Taula1">
        <table:table-column table:style-name="Taula1.A" table:number-columns-repeated="3"/>
        <text:soft-page-break/>
        <table:table-row>
          <table:table-cell table:style-name="Taula1.A1" office:value-type="string">
            <text:p text:style-name="P6">Offset to R5 or SP</text:p>
          </table:table-cell>
          <table:table-cell table:style-name="Taula1.A1" office:value-type="string">
            <text:p text:style-name="P6">Content</text:p>
          </table:table-cell>
          <table:table-cell table:style-name="Taula1.C1" office:value-type="string">
            <text:p text:style-name="P6">Description</text:p>
          </table:table-cell>
        </table:table-row>
        <table:table-row>
          <table:table-cell table:style-name="Taula1.B8" office:value-type="string">
            <text:p text:style-name="P5">4(R5), 6(R5),...</text:p>
          </table:table-cell>
          <table:table-cell table:style-name="Taula1.B8" office:value-type="string">
            <text:p text:style-name="P5">&lt;Params&gt;</text:p>
          </table:table-cell>
          <table:table-cell table:style-name="Taula1.C8" office:value-type="string">
            <text:p text:style-name="P5">Parameters</text:p>
          </table:table-cell>
        </table:table-row>
        <table:table-row>
          <table:table-cell table:style-name="Taula1.B8" office:value-type="string">
            <text:p text:style-name="P5">2(R5)</text:p>
          </table:table-cell>
          <table:table-cell table:style-name="Taula1.B8" office:value-type="string">
            <text:p text:style-name="P5">PC</text:p>
          </table:table-cell>
          <table:table-cell table:style-name="Taula1.C8" office:value-type="string">
            <text:p text:style-name="P5">Return address</text:p>
          </table:table-cell>
        </table:table-row>
        <table:table-row>
          <table:table-cell table:style-name="Taula1.B8" office:value-type="string">
            <text:p text:style-name="P5">0(R5)</text:p>
          </table:table-cell>
          <table:table-cell table:style-name="Taula1.B8" office:value-type="string">
            <text:p text:style-name="P5">R5</text:p>
          </table:table-cell>
          <table:table-cell table:style-name="Taula1.C8" office:value-type="string">
            <text:p text:style-name="P5">Previous frame pointer</text:p>
          </table:table-cell>
        </table:table-row>
        <table:table-row>
          <table:table-cell table:style-name="Taula1.B8" office:value-type="string">
            <text:p text:style-name="P5">-2(R5)</text:p>
          </table:table-cell>
          <table:table-cell table:style-name="Taula1.B8" office:value-type="string">
            <text:p text:style-name="P5">n words of local variables</text:p>
          </table:table-cell>
          <table:table-cell table:style-name="Taula1.C8" office:value-type="string">
            <text:p text:style-name="P5">Automatic variable storage</text:p>
          </table:table-cell>
        </table:table-row>
        <table:table-row>
          <table:table-cell table:style-name="Taula1.B8" office:value-type="string">
            <text:p text:style-name="P5">-(2+2*n)(R5) | 6(SP)</text:p>
          </table:table-cell>
          <table:table-cell table:style-name="Taula1.B8" office:value-type="string">
            <text:p text:style-name="P5">R2</text:p>
          </table:table-cell>
          <table:table-cell table:style-name="Taula1.C8" office:value-type="string">
            <text:p text:style-name="P5">Saved R2</text:p>
          </table:table-cell>
        </table:table-row>
        <table:table-row>
          <table:table-cell table:style-name="Taula1.B8" office:value-type="string">
            <text:p text:style-name="P5">-(4+2*n)(R5) | 4(SP)</text:p>
          </table:table-cell>
          <table:table-cell table:style-name="Taula1.B8" office:value-type="string">
            <text:p text:style-name="P5">R3</text:p>
          </table:table-cell>
          <table:table-cell table:style-name="Taula1.C8" office:value-type="string">
            <text:p text:style-name="P5">Saved R3</text:p>
          </table:table-cell>
        </table:table-row>
        <table:table-row>
          <table:table-cell table:style-name="Taula1.B8" office:value-type="string">
            <text:p text:style-name="P5">-(6+2*n)(R5) | 2(SP)</text:p>
          </table:table-cell>
          <table:table-cell table:style-name="Taula1.B8" office:value-type="string">
            <text:p text:style-name="P5">R4</text:p>
          </table:table-cell>
          <table:table-cell table:style-name="Taula1.C8" office:value-type="string">
            <text:p text:style-name="P5">Saved R4</text:p>
          </table:table-cell>
        </table:table-row>
        <table:table-row>
          <table:table-cell table:style-name="Taula1.B9" office:value-type="string">
            <text:p text:style-name="P5">-(8+2*n)(R5) | (SP)</text:p>
          </table:table-cell>
          <table:table-cell table:style-name="Taula1.B9" office:value-type="string">
            <text:p text:style-name="P5">R5</text:p>
          </table:table-cell>
          <table:table-cell table:style-name="Taula1.C9" office:value-type="string">
            <text:p text:style-name="P5">Current frame pointer</text:p>
          </table:table-cell>
        </table:table-row>
      </table:table>
      <text:p text:style-name="P1"/>
      <text:p text:style-name="P1">Observe that n can be zero (if the subroutine does not use any local automatic variable). </text:p>
      <text:p text:style-name="P1">The sequence of instructions to build this stack frame is this:</text:p>
      <text:p text:style-name="P8">subroutine:<text:tab/>mov<text:tab/>r5,-(sp)<text:tab/><text:tab/>; Save previous frame pointer</text:p>
      <text:p text:style-name="P8"><text:tab/><text:tab/>mov<text:tab/>sp,r5<text:tab/><text:tab/><text:tab/>; Set up current frame pointer</text:p>
      <text:p text:style-name="P8"><text:tab/><text:tab/>sub<text:tab/>$2*n,sp<text:tab/><text:tab/>; Allocate space for local variables</text:p>
      <text:p text:style-name="P8"><text:tab/><text:tab/>mov<text:tab/>r5,-(sp)<text:tab/><text:tab/>; Push the current frame pointer</text:p>
      <text:p text:style-name="P8"><text:tab/><text:tab/>mov <text:tab/>r2,-(sp)<text:tab/><text:tab/>; Push the GPRs...</text:p>
      <text:p text:style-name="P8"><text:tab/><text:tab/>mov<text:tab/>r3,-(sp)<text:tab/><text:tab/>;</text:p>
      <text:p text:style-name="P8"><text:tab/><text:tab/>mov<text:tab/>r4,-(sp)<text:tab/><text:tab/>;</text:p>
      <text:p text:style-name="P8"><text:tab/><text:tab/>mov<text:tab/>r5,-(sp)<text:tab/><text:tab/>; Pull gain the current FP for reference</text:p>
      <text:p text:style-name="P1"/>
      <text:p text:style-name="P1">The subroutine can reference the passed parameters using positive offsets to R5, being 4(R5) the first parameter, 6(R5) the second one, and so on. The local automatic variables can be referenced using negative offsets over R5, being -2(R5) the address of the first local variable. A subroutine does not usually need to reference the previous values for R2..R4; it can, however, need to reference the previous value of R5 to access variables in the calling procedure (which is, by the way, a bad programming practice). It can be done simply refering to (R5).</text:p>
      <text:p text:style-name="P1">Before returning control to the caller, the subroutine must clean up the stack. The code to do that is:</text:p>
      <text:p text:style-name="P8"><text:tab/><text:tab/>mov<text:tab/>(sp)+,r5<text:tab/><text:tab/>; Pull the current Frame Pointer</text:p>
      <text:p text:style-name="P8"><text:tab/><text:tab/>mov<text:tab/>-2*n-6(r5),r4<text:tab/>; Pull the saved GPRs, </text:p>
      <text:p text:style-name="P8"><text:tab/><text:tab/>mov<text:tab/>-2*n-4(r5),r3<text:tab/>; relative to the frame pointer</text:p>
      <text:p text:style-name="P8"><text:tab/><text:tab/>mov<text:tab/>-2*n-2(r5),r2</text:p>
      <text:p text:style-name="P8"><text:tab/><text:tab/>mov<text:tab/>r5,sp<text:tab/><text:tab/><text:tab/>; Cleanup local variables and saved GPRs</text:p>
      <text:p text:style-name="P8"><text:tab/><text:tab/>mov<text:tab/>(sp)+,r5<text:tab/><text:tab/>; Pull the previous frame pointer</text:p>
      <text:p text:style-name="P8"><text:tab/><text:tab/>rts<text:tab/>pc<text:tab/><text:tab/> <text:tab/>; Return to caller</text:p>
      <text:p text:style-name="P1"/>
      <text:p text:style-name="P1">The system provides macros to generate that code in assembly language programs. The C compiler generates it by itself.</text:p>
      <text:h text:style-name="P14" text:outline-level="2">Synchronous traps</text:h>
      <text:p text:style-name="P1">In a synchronous trap, an user program transfers control to kernel code using the PDP-11 TRAP instruction. The transfer of control and the return to the invoker occur synchronously, so the situation is very similar to a subroutine call. The main difference is that the invoked subroutine will run in kernel mode, with kernel memory mapping and using the kernel stack instead of the user stack.</text:p>
      <text:p text:style-name="P1">When the processor executes a TRAP xx instruction, it pushes the current PSW and the pointer to the next instruction to execute into the <text:span text:style-name="T1">destination space</text:span><text:span text:style-name="T2"> stack. In MUXX as well and most of the existing kernels the TRAP code will execute in kernel mode, so there is no (direct) access to the </text:span><text:soft-page-break/><text:span text:style-name="T2">user mode stack from the called trap handler. Although it is completely possible to use the origin stack to pass parameters to the trap handler, MUXX won't do it. MUXX will get the trap parameters trhu a </text:span><text:span text:style-name="T1">parameter list</text:span><text:span text:style-name="T2"> pointed by R0 at entry of the trap/interrupt. This parameter list will begin with a word containing the number of elements of the list, and the elements themselves, each one using at least a word of memory (byte operands will be stacked into words). Both if R0 contains zero or it points to a parmlist with a zero length it will be assumed the trap function will get no parameters.</text:span></text:p>
      <text:p text:style-name="P2">The PDP-11 TRAP and EMT instructions allow the programmer to code a number which will be stored as part of the TRAP/EMT instruction. This code is used to specify a function to be performed by the trap handler; a typical case use would be to specify which system call must be executed trhu this TRAP. To get that trap number, the handler has to examine the code and extract the number from the TRAP/EMT instruction itself.</text:p>
      <text:p text:style-name="P2">Since we want to be able to use trap handlers written in C, MUXX will provide a basic trap handler which will build a standard stack-based parameter set. The C subroutines will get a standard stack frame at entry, so everything said for subroutine calls will apply.</text:p>
      <text:p text:style-name="P2"/>
      <table:table table:name="Taula2" table:style-name="Taula2">
        <table:table-column table:style-name="Taula2.A" table:number-columns-repeated="3"/>
        <table:table-row>
          <table:table-cell table:style-name="Taula2.A1" office:value-type="string">
            <text:p text:style-name="P6">Offset to R5 or SP</text:p>
          </table:table-cell>
          <table:table-cell table:style-name="Taula2.A1" office:value-type="string">
            <text:p text:style-name="P6">Content</text:p>
          </table:table-cell>
          <table:table-cell table:style-name="Taula2.C1" office:value-type="string">
            <text:p text:style-name="P6">Description</text:p>
          </table:table-cell>
        </table:table-row>
        <table:table-row>
          <table:table-cell table:style-name="Taula2.A2" office:value-type="string">
            <text:p text:style-name="P5">10+2*p (R5)</text:p>
          </table:table-cell>
          <table:table-cell table:style-name="Taula2.A2" office:value-type="string">
            <text:p text:style-name="P5">PSW</text:p>
          </table:table-cell>
          <table:table-cell table:style-name="Taula2.C2" office:value-type="string">
            <text:p text:style-name="P5">PSW before trap</text:p>
          </table:table-cell>
        </table:table-row>
        <table:table-row>
          <table:table-cell table:style-name="Taula2.A2" office:value-type="string">
            <text:p text:style-name="P5">8+2*p (R5)</text:p>
          </table:table-cell>
          <table:table-cell table:style-name="Taula2.A2" office:value-type="string">
            <text:p text:style-name="P5">PC</text:p>
          </table:table-cell>
          <table:table-cell table:style-name="Taula2.C2" office:value-type="string">
            <text:p text:style-name="P5">Trap return address</text:p>
          </table:table-cell>
        </table:table-row>
        <table:table-row>
          <table:table-cell table:style-name="Taula2.A4" office:value-type="string">
            <text:p text:style-name="P5">6+2*p(R5)</text:p>
          </table:table-cell>
          <table:table-cell table:style-name="Taula2.A4" office:value-type="string">
            <text:p text:style-name="P5">R5</text:p>
          </table:table-cell>
          <table:table-cell table:style-name="Taula2.C4" office:value-type="string">
            <text:p text:style-name="P5">Previous frame pointer</text:p>
          </table:table-cell>
        </table:table-row>
        <table:table-row>
          <table:table-cell table:style-name="Taula2.A6" office:value-type="string">
            <text:p text:style-name="P5">6(R5)</text:p>
          </table:table-cell>
          <table:table-cell table:style-name="Taula2.B6" office:value-type="string">
            <text:p text:style-name="P5">p word-size parameters in stack</text:p>
          </table:table-cell>
          <table:table-cell table:style-name="Taula2.C6" office:value-type="string">
            <text:p text:style-name="P5">Parameters</text:p>
          </table:table-cell>
        </table:table-row>
        <table:table-row>
          <table:table-cell table:style-name="Taula2.A6" office:value-type="string">
            <text:p text:style-name="P5">4(R5)</text:p>
          </table:table-cell>
          <table:table-cell table:style-name="Taula2.B6" office:value-type="string">
            <text:p text:style-name="P5">WORD</text:p>
          </table:table-cell>
          <table:table-cell table:style-name="Taula2.C6" office:value-type="string">
            <text:p text:style-name="P5">Trap code (from TRAP/EMT)</text:p>
          </table:table-cell>
        </table:table-row>
        <table:table-row>
          <table:table-cell table:style-name="Taula2.A12" office:value-type="string">
            <text:p text:style-name="P5">2(R5)</text:p>
          </table:table-cell>
          <table:table-cell table:style-name="Taula2.B12" office:value-type="string">
            <text:p text:style-name="P5">PC</text:p>
          </table:table-cell>
          <table:table-cell table:style-name="Taula2.C12" office:value-type="string">
            <text:p text:style-name="P5">Trap handler return address</text:p>
          </table:table-cell>
        </table:table-row>
        <table:table-row>
          <table:table-cell table:style-name="Taula2.A12" office:value-type="string">
            <text:p text:style-name="P5">0(R5)</text:p>
          </table:table-cell>
          <table:table-cell table:style-name="Taula2.B12" office:value-type="string">
            <text:p text:style-name="P5">R5</text:p>
          </table:table-cell>
          <table:table-cell table:style-name="Taula2.C12" office:value-type="string">
            <text:p text:style-name="P5">Trap handler frame pointer</text:p>
          </table:table-cell>
        </table:table-row>
        <table:table-row>
          <table:table-cell table:style-name="Taula2.A12" office:value-type="string">
            <text:p text:style-name="P5">-2(R5)</text:p>
          </table:table-cell>
          <table:table-cell table:style-name="Taula2.B12" office:value-type="string">
            <text:p text:style-name="P5">n words of local variables</text:p>
          </table:table-cell>
          <table:table-cell table:style-name="Taula2.C12" office:value-type="string">
            <text:p text:style-name="P5">Automatic variable storage</text:p>
          </table:table-cell>
        </table:table-row>
        <table:table-row>
          <table:table-cell table:style-name="Taula2.A12" office:value-type="string">
            <text:p text:style-name="P5">-(2+2*n)(R5) | 6(SP)</text:p>
          </table:table-cell>
          <table:table-cell table:style-name="Taula2.B12" office:value-type="string">
            <text:p text:style-name="P5">R2</text:p>
          </table:table-cell>
          <table:table-cell table:style-name="Taula2.C12" office:value-type="string">
            <text:p text:style-name="P5">Saved R2</text:p>
          </table:table-cell>
        </table:table-row>
        <table:table-row>
          <table:table-cell table:style-name="Taula2.A12" office:value-type="string">
            <text:p text:style-name="P5">-(4+2*n)(R5) | 4(SP)</text:p>
          </table:table-cell>
          <table:table-cell table:style-name="Taula2.B12" office:value-type="string">
            <text:p text:style-name="P5">R3</text:p>
          </table:table-cell>
          <table:table-cell table:style-name="Taula2.C12" office:value-type="string">
            <text:p text:style-name="P5">Saved R3</text:p>
          </table:table-cell>
        </table:table-row>
        <table:table-row>
          <table:table-cell table:style-name="Taula2.A12" office:value-type="string">
            <text:p text:style-name="P5">-(6+2*n)(R5) | 2(SP)</text:p>
          </table:table-cell>
          <table:table-cell table:style-name="Taula2.B12" office:value-type="string">
            <text:p text:style-name="P5">R4</text:p>
          </table:table-cell>
          <table:table-cell table:style-name="Taula2.C12" office:value-type="string">
            <text:p text:style-name="P5">Saved R4</text:p>
          </table:table-cell>
        </table:table-row>
        <table:table-row>
          <table:table-cell table:style-name="Taula2.A13" office:value-type="string">
            <text:p text:style-name="P5">-(8+2*n)(R5) | (SP)</text:p>
          </table:table-cell>
          <table:table-cell table:style-name="Taula2.B13" office:value-type="string">
            <text:p text:style-name="P5">R5</text:p>
          </table:table-cell>
          <table:table-cell table:style-name="Taula2.C13" office:value-type="string">
            <text:p text:style-name="P5">Trap handler frame pointer</text:p>
          </table:table-cell>
        </table:table-row>
      </table:table>
      <text:p text:style-name="P7"/>
      <text:p text:style-name="P7">The trap service routine prepare this frame and call the C handler:</text:p>
      <text:p text:style-name="P7"/>
      <text:p text:style-name="P8"><text:tab/><text:tab/>mov<text:tab/>r5,-(sp)<text:tab/><text:tab/>; Push previous frame pointer</text:p>
      <text:p text:style-name="P8"><text:tab/><text:tab/>mov<text:tab/>sp,r5<text:tab/><text:tab/><text:tab/>; Set up current FP</text:p>
      <text:p text:style-name="P8"><text:tab/><text:tab/>tst<text:tab/>r0<text:tab/><text:tab/><text:tab/>; Have we got a parmlist</text:p>
      <text:p text:style-name="P8"><text:tab/><text:tab/>beq<text:tab/>noparms<text:tab/><text:tab/>; no, branch away</text:p>
      <text:p text:style-name="P8"><text:tab/><text:tab/>mov<text:tab/>(r0)+,r1<text:tab/><text:tab/>; Does the parmlist contain anything?</text:p>
      <text:p text:style-name="P8"><text:tab/><text:tab/>beq<text:tab/>noparms<text:tab/><text:tab/>; no, branch away</text:p>
      <text:p text:style-name="P8">10$:<text:tab/><text:tab/>mov<text:tab/>(r0)+,-(sp)<text:tab/><text:tab/>; Push parameters</text:p>
      <text:p text:style-name="P8"><text:tab/><text:tab/>sob<text:tab/>r1,10$<text:tab/><text:tab/>;... until done</text:p>
      <text:p text:style-name="P8">noparms:<text:tab/>mov<text:tab/>4(r5),r1<text:tab/><text:tab/>; R1 points to return address</text:p>
      <text:p text:style-name="P8"><text:tab/><text:tab/>mov<text:tab/>-2(r1),r1<text:tab/><text:tab/>; R1 contains the EMT/TRAP instruction </text:p>
      <text:p text:style-name="P8"><text:tab/><text:tab/>bic<text:tab/>$0xff00,r1<text:tab/><text:tab/>; R1 contains now the EMT/TRAP number</text:p>
      <text:p text:style-name="P8"><text:tab/><text:tab/>mov<text:tab/>r1,-(sp)<text:tab/><text:tab/>; … which is pushed in the stack </text:p>
      <text:p text:style-name="P8"><text:tab/><text:tab/>jsr<text:tab/>pc,C_handler<text:tab/>; Call the C trap handler</text:p>
      <text:p text:style-name="P8"><text:tab/><text:tab/>mov<text:tab/>r5,sp<text:tab/><text:tab/><text:tab/>; Clean up parameters from stack </text:p>
      <text:p text:style-name="P8"><text:tab/><text:tab/>mov<text:tab/>(sp)+,r5<text:tab/><text:tab/>; Get previous frame pointer</text:p>
      <text:p text:style-name="P8"><text:tab/><text:tab/>rtt<text:tab/><text:tab/><text:tab/><text:tab/>; Return from trap</text:p>
      <text:p text:style-name="P1"/>
      <text:p text:style-name="P1">As usual this code does not preserve R0 nor R1. It pushes the parameters referenced by the R0-<text:soft-page-break/>pointed parmlist into the stack, gets the trap number and invokes the real trap handler, which will be a standard C routine with a standard call frame. Take into account the parameters will be in reversed order respect to the parmlist. That is, if the parmlist has “p” parameters, the 2(R0) will be found at 4+(2*p)(R5) in the C routine call frame, whilst 2*p(R0) will be at 4(R5).</text:p>
      <text:p text:style-name="P1">The C routine signature must be of this form:</text:p>
      <text:p text:style-name="Codi">void C_handler(int trapno, param1, param2, ... paramn);</text:p>
      <text:h text:style-name="P14" text:outline-level="2">Asynchronous traps</text:h>
      <text:p text:style-name="Text_20_body"><text:span text:style-name="T3">An </text:span><text:span text:style-name="T5">asynchronous trap</text:span><text:span text:style-name="T4"> happens when the processor detects an exceptional condition which prevents the normal flow of execution. That condition can be from diverse origin: attempt to execute an inexistent operation, or an existent operation not available in the current execution mode, access to protected or unexistent memory, etc. Those traps are unexpected by the executing program, and the handling routine has to be able to resume the interrupted execution in case the exceptional condition </text:span><text:span text:style-name="T4">could be corrected (for instance, allocating more memory for the interrupted task). That means that all the processor status has to be preserved and restored in case of resumed execution, including the usually not preserved R0 and R1 registers. Obviously there can not be parameters associated to an asynchronous trap, so the corresponding frame will not have any pushed ones. Nevertheless, the asynchronous trap handling routine </text:span><text:span text:style-name="T5">might</text:span><text:span text:style-name="T4"> need access to the register values at trap time, so the address of the stack frame itself will be pushed into the stack as the only calling parameter.</text:span></text:p>
      <table:table table:name="Taula3" table:style-name="Taula3">
        <table:table-column table:style-name="Taula3.A"/>
        <table:table-column table:style-name="Taula3.B"/>
        <table:table-column table:style-name="Taula3.C"/>
        <table:table-row>
          <table:table-cell table:style-name="Taula3.A1" office:value-type="string">
            <text:p text:style-name="P6">Offset to R5 or SP</text:p>
          </table:table-cell>
          <table:table-cell table:style-name="Taula3.A1" office:value-type="string">
            <text:p text:style-name="P6">Content</text:p>
          </table:table-cell>
          <table:table-cell table:style-name="Taula3.C1" office:value-type="string">
            <text:p text:style-name="P6">Description</text:p>
          </table:table-cell>
        </table:table-row>
        <table:table-row>
          <table:table-cell table:style-name="Taula3.A2" office:value-type="string">
            <text:p text:style-name="P5">12(R5)</text:p>
          </table:table-cell>
          <table:table-cell table:style-name="Taula3.A2" office:value-type="string">
            <text:p text:style-name="P5">PSW</text:p>
          </table:table-cell>
          <table:table-cell table:style-name="Taula3.C2" office:value-type="string">
            <text:p text:style-name="P5">PSW at trap time</text:p>
          </table:table-cell>
        </table:table-row>
        <table:table-row>
          <table:table-cell table:style-name="Taula3.A2" office:value-type="string">
            <text:p text:style-name="P5">10(R5)</text:p>
          </table:table-cell>
          <table:table-cell table:style-name="Taula3.A2" office:value-type="string">
            <text:p text:style-name="P5">PC</text:p>
          </table:table-cell>
          <table:table-cell table:style-name="Taula3.C2" office:value-type="string">
            <text:p text:style-name="P5">Trap return address</text:p>
          </table:table-cell>
        </table:table-row>
        <table:table-row>
          <table:table-cell table:style-name="Taula3.A4" office:value-type="string">
            <text:p text:style-name="P5">8(R5)</text:p>
          </table:table-cell>
          <table:table-cell table:style-name="Taula3.A4" office:value-type="string">
            <text:p text:style-name="P5">R0</text:p>
          </table:table-cell>
          <table:table-cell table:style-name="Taula3.C4" office:value-type="string">
            <text:p text:style-name="P5">R0 at trap time</text:p>
          </table:table-cell>
        </table:table-row>
        <table:table-row>
          <table:table-cell table:style-name="Taula3.A4" office:value-type="string">
            <text:p text:style-name="P5">6(R5)</text:p>
          </table:table-cell>
          <table:table-cell table:style-name="Taula3.A4" office:value-type="string">
            <text:p text:style-name="P5">R1</text:p>
          </table:table-cell>
          <table:table-cell table:style-name="Taula3.C4" office:value-type="string">
            <text:p text:style-name="P5">R1 at trap time</text:p>
          </table:table-cell>
        </table:table-row>
        <table:table-row>
          <table:table-cell table:style-name="Taula3.A4" office:value-type="string">
            <text:p text:style-name="P5">4(R5)</text:p>
          </table:table-cell>
          <table:table-cell table:style-name="Taula3.A4" office:value-type="string">
            <text:p text:style-name="P5">R5</text:p>
          </table:table-cell>
          <table:table-cell table:style-name="Taula3.C4" office:value-type="string">
            <text:p text:style-name="P5">Handler frame pointer</text:p>
          </table:table-cell>
        </table:table-row>
        <table:table-row>
          <table:table-cell table:style-name="Taula3.A12" office:value-type="string">
            <text:p text:style-name="P5">2(R5)</text:p>
          </table:table-cell>
          <table:table-cell table:style-name="Taula3.B7" office:value-type="string">
            <text:p text:style-name="P5">PC</text:p>
          </table:table-cell>
          <table:table-cell table:style-name="Taula3.C7" office:value-type="string">
            <text:p text:style-name="P5">Return address</text:p>
          </table:table-cell>
        </table:table-row>
        <table:table-row>
          <table:table-cell table:style-name="Taula3.A12" office:value-type="string">
            <text:p text:style-name="P5">0(R5)</text:p>
          </table:table-cell>
          <table:table-cell table:style-name="Taula3.B8" office:value-type="string">
            <text:p text:style-name="P5">R5</text:p>
          </table:table-cell>
          <table:table-cell table:style-name="Taula3.C8" office:value-type="string">
            <text:p text:style-name="P5">Frame pointer at trap time</text:p>
          </table:table-cell>
        </table:table-row>
        <table:table-row>
          <table:table-cell table:style-name="Taula3.A12" office:value-type="string">
            <text:p text:style-name="P5">-2(R5)</text:p>
          </table:table-cell>
          <table:table-cell table:style-name="Taula3.B9" office:value-type="string">
            <text:p text:style-name="P5">n words of local variables</text:p>
          </table:table-cell>
          <table:table-cell table:style-name="Taula3.C9" office:value-type="string">
            <text:p text:style-name="P5">Automatic variable storage</text:p>
          </table:table-cell>
        </table:table-row>
        <table:table-row>
          <table:table-cell table:style-name="Taula3.A12" office:value-type="string">
            <text:p text:style-name="P5">-(2+n)(R5) | 6(SP)</text:p>
          </table:table-cell>
          <table:table-cell table:style-name="Taula3.B10" office:value-type="string">
            <text:p text:style-name="P5">R2</text:p>
          </table:table-cell>
          <table:table-cell table:style-name="Taula3.C10" office:value-type="string">
            <text:p text:style-name="P5">R2 at trap time</text:p>
          </table:table-cell>
        </table:table-row>
        <table:table-row>
          <table:table-cell table:style-name="Taula3.A12" office:value-type="string">
            <text:p text:style-name="P5">-(4+n)(R5) | 4(SP)</text:p>
          </table:table-cell>
          <table:table-cell table:style-name="Taula3.B11" office:value-type="string">
            <text:p text:style-name="P5">R3</text:p>
          </table:table-cell>
          <table:table-cell table:style-name="Taula3.C11" office:value-type="string">
            <text:p text:style-name="P5">R3 at trap time</text:p>
          </table:table-cell>
        </table:table-row>
        <table:table-row>
          <table:table-cell table:style-name="Taula3.A12" office:value-type="string">
            <text:p text:style-name="P5">-(6+n)(R5) | 2(SP)</text:p>
          </table:table-cell>
          <table:table-cell table:style-name="Taula3.B12" office:value-type="string">
            <text:p text:style-name="P5">R4</text:p>
          </table:table-cell>
          <table:table-cell table:style-name="Taula3.C12" office:value-type="string">
            <text:p text:style-name="P5">R4 at trap time</text:p>
          </table:table-cell>
        </table:table-row>
        <table:table-row>
          <table:table-cell table:style-name="Taula3.A13" office:value-type="string">
            <text:p text:style-name="P5">-(8+n)(R5) | (SP)</text:p>
          </table:table-cell>
          <table:table-cell table:style-name="Taula3.B13" office:value-type="string">
            <text:p text:style-name="P5">R5</text:p>
          </table:table-cell>
          <table:table-cell table:style-name="Taula3.C13" office:value-type="string">
            <text:p text:style-name="P5">Current frame pointer</text:p>
          </table:table-cell>
        </table:table-row>
      </table:table>
      <text:p text:style-name="Standard"/>
      <text:p text:style-name="P7">The asynchronous trap handler will prepare the stack frame for the C handler, using this code:</text:p>
      <text:p text:style-name="P7"/>
      <text:p text:style-name="Codi"><text:tab/><text:tab/>mov<text:tab/>r0,-(sp)<text:tab/><text:tab/>; Push R0</text:p>
      <text:p text:style-name="Codi"><text:tab/><text:tab/>mov<text:tab/>r1,-(sp)<text:tab/><text:tab/>; Push R1</text:p>
      <text:p text:style-name="Codi"><text:tab/><text:tab/>mov<text:tab/>sp,-(sp)<text:tab/><text:tab/>; Push current SP...</text:p>
      <text:p text:style-name="Codi"><text:tab/><text:tab/>sub<text:tab/>$4,(sp)<text:tab/><text:tab/>; ... and make it point to FP</text:p>
      <text:p text:style-name="Codi"><text:tab/><text:tab/>jsr<text:tab/>pc,_c_handler<text:tab/>; Call C trap handler</text:p>
      <text:p text:style-name="Codi"><text:tab/><text:tab/>add<text:tab/>$2,sp<text:tab/><text:tab/><text:tab/>; Toss FP in stack </text:p>
      <text:p text:style-name="Codi"><text:tab/><text:tab/>mov<text:tab/>(sp)+,r1<text:tab/><text:tab/>; Pull R1</text:p>
      <text:p text:style-name="Codi"><text:tab/><text:tab/>mov<text:tab/>(sp)+,r0<text:tab/><text:tab/>; Pull R0</text:p>
      <text:p text:style-name="Codi"><text:tab/><text:tab/>rtt<text:tab/><text:tab/><text:tab/><text:tab/>; Trap done</text:p>
      <text:p text:style-name="Text_20_body"/>
      <text:p text:style-name="Text_20_body">The C handling routine should have the next declaration:</text:p>
      <text:p text:style-name="Codi">void cHandler(void *FP);</text:p>
      <text:p text:style-name="Text_20_body"><text:soft-page-break/></text:p>
      <text:p text:style-name="Text_20_body">T<text:span text:style-name="T3">he cHandler routine can access the former machine state thru the FP pointer; the registers R0, R1 and R5, the PSW and the return address are at fixed (positive) offsets from FP. R2, R3 and R4 offsets depend on the storage allocated to local variables. </text:span></text:p>
      <text:p text:style-name="P1">If the recovery procedure has to redirect the execution to a different address than the one saved in the stack it will modify directly the return address in 10(R5) so the rtt will jump to the corrected position in the code. In the same way, if it has to provide some information to the restarted process it will use R0 and R1 to do so (clobbering its contents in the process), modifying the saved values at <text:s/>6(R5) and 8(R5). At most times, the trap handler will simply abort the process so it will not actually return control to the interrupted program.</text:p>
      <text:h text:style-name="P14" text:outline-level="2">Interrupts</text:h>
      <text:p text:style-name="P1">The interrupts are generated by the hardware and are by definition asynchronous respect to program execution. Their handling is very similar to the asynchronous traps discussed in the previous section. The stack frame structure will be exactly the same, and the declaration for the C handling routine will also be identical. </text:p>
      <text:h text:style-name="P13" text:outline-level="1">Implementation</text:h>
      <text:h text:style-name="P14" text:outline-level="2">Assembler macros</text:h>
      <text:list xml:id="list147636199" text:style-name="L4">
        <text:list-item>
          <text:p text:style-name="P12">procentry local=n</text:p>
        </text:list-item>
        <text:list-item>
          <text:p text:style-name="P12">procexit local=n</text:p>
        </text:list-item>
      </text:list>
      <text:h text:style-name="P15" text:outline-level="3">procentry local=n</text:h>
      <text:p text:style-name="P1">This macro will be called at the procedure entry, and will build a stack frame reserving <text:span text:style-name="T1">n</text:span><text:span text:style-name="T2"> words of local storage in the stack. By default it will not reserve any local space.</text:span></text:p>
      <text:h text:style-name="P16" text:outline-level="3">procexit local=n</text:h>
      <text:p text:style-name="P2">This macro will be used at the procedure end. It will restore the GPRs saved by procentry and will clean up the stack of local storage. Obviously the value for the local= parameter must be identical to the used in the corresponding procentry invocation, or Very Bad Things will happen.</text:p>
      <text:h text:style-name="P14" text:outline-level="2">Optimization</text:h>
      <text:p text:style-name="P1">Once the basic macros are developed and tested, and before the written code reaches a critical mass, the procentry/procexit macros will be enhanced with the option to specify how many GPRs must be saved in the call frame (from 0 to 3). The GPRs will be saved in ascending order from R2 to R4. To maintain compatibility with the first version, the default will be to save the three register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di" style:family="paragraph" style:parent-style-name="Text_20_body" style:class="text" style:master-page-name="">
      <style:paragraph-properties fo:margin-top="0cm" fo:margin-bottom="0cm" style:page-number="auto" fo:background-color="#ffcc99">
        <style:background-image/>
      </style:paragraph-properties>
      <style:text-properties style:font-name="Lucida Console" fo:font-size="10pt" fo:language="zxx" fo:country="none"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Pons</meta:initial-creator>
    <meta:creation-date>2012-08-14T00:39:47</meta:creation-date>
    <dc:date>2012-08-25T01:38:24</dc:date>
    <dc:creator>Jordi Pons</dc:creator>
    <meta:editing-duration>PT13H50M23S</meta:editing-duration>
    <meta:editing-cycles>14</meta:editing-cycles>
    <meta:generator>LibreOffice/3.5$Linux_x86 LibreOffice_project/350m1$Build-2</meta:generator>
    <meta:document-statistic meta:table-count="3" meta:image-count="0" meta:object-count="0" meta:page-count="5" meta:paragraph-count="202" meta:word-count="2048" meta:character-count="11703" meta:non-whitespace-character-count="9741"/>
  </office:meta>
</office:document-meta>
</file>